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D8FC0E163EC94C5E.png" manifest:media-type="image/png"/>
  <manifest:file-entry manifest:full-path="Pictures/10000A5200006775000067750E44847CF937B5D3.svg" manifest:media-type="image/svg+xml"/>
  <manifest:file-entry manifest:full-path="Pictures/100000010000025600000345D58543C028C0CEAC.png" manifest:media-type="image/png"/>
  <manifest:file-entry manifest:full-path="Pictures/100016BA00006775000090CC1F8A6CCAD966B05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1" draw:gradient-step-count="0"/>
    </style:style>
    <style:style style:name="gr1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0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1.0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44475a" draw:fill="none" draw:fill-color="#673ab7" draw:opacity="100%" draw:textarea-vertical-align="middle" draw:auto-grow-height="true" draw:auto-grow-width="false" fo:min-height="0.6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0.6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language-complex="th" style:country-complex="TH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7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C059" fo:font-size="18pt" fo:font-weight="bold" style:font-size-asian="18pt" style:font-weight-asian="bold" style:font-name-complex="Noto Sans Thai UI" style:font-size-complex="18pt" style:language-complex="th" style:country-complex="TH" style:font-weight-complex="bold"/>
    </style:style>
    <style:style style:name="T1" style:family="text"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2" style:family="text">
      <style:text-properties fo:color="#fafafa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3" style:family="text">
      <style:text-properties fo:color="#50fa7b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4" style:family="text">
      <style:text-properties fo:color="#ffb86c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5" style:family="text">
      <style:text-properties fo:color="#f1fa8c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6" style:family="text">
      <style:text-properties fo:color="#ff79c6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7" style:family="text">
      <style:text-properties fo:color="#bd93f9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8" style:family="text">
      <style:text-properties fo:color="#6272a4" loext:opacity="100%"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9" style:family="text"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T10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11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T12" style:family="text">
      <style:text-properties fo:color="#fafafa" loext:opacity="100%" style:font-name="C059" fo:font-size="18pt" fo:font-weight="bold" fo:background-color="#282a36" style:font-size-asian="18pt" style:font-weight-asian="bold" style:font-name-complex="Noto Sans Thai UI" style:font-size-complex="18pt" style:language-complex="th" style:country-complex="TH" style:font-weight-complex="bold"/>
    </style:style>
    <style:style style:name="T13" style:family="text">
      <style:text-properties fo:color="#fafafa" loext:opacity="100%" style:font-name="C059" fo:font-size="18pt" fo:font-weight="bold" style:font-size-asian="18pt" style:font-weight-asian="bold" style:font-name-complex="Noto Sans Thai UI" style:font-size-complex="18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37cm" svg:y1="1.587cm" svg:x2="7.937cm" svg:y2="3.809cm">
          <text:p/>
        </draw:line>
        <draw:frame draw:style-name="gr2" draw:text-style-name="P3" draw:layer="layout" svg:width="6.35cm" svg:height="3.003cm" svg:x="8.022cm" svg:y="1.27cm">
          <draw:text-box>
            <text:p text:style-name="P2"><text:span text:style-name="T1">เพื่อ</text:span><text:span text:style-name="T2"> </text:span><text:span text:style-name="T3">เ</text:span><text:span text:style-name="T4">ด็</text:span><text:span text:style-name="T5">ก</text:span><text:span text:style-name="T6">ใ</text:span><text:span text:style-name="T7">ห</text:span><text:span text:style-name="T8">ม่</text:span></text:p>
          </draw:text-box>
          <draw:glue-point draw:id="4" svg:x="1.667cm" svg:y="5.003cm"/>
        </draw:frame>
        <draw:frame draw:style-name="gr3" draw:text-style-name="P4" draw:layer="layout" svg:width="6.627cm" svg:height="2.267cm" svg:x="7.884cm" svg:y="2.739cm">
          <draw:text-box>
            <text:p text:style-name="P2"><text:span text:style-name="T9">หัดสร้าง </text:span><text:span text:style-name="T9">Website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4" draw:text-style-name="P6" draw:layer="layout" svg:width="3.932cm" svg:height="1.903cm" svg:x="10.355cm" svg:y="18.734cm">
          <draw:text-box>
            <text:p text:style-name="P5"><text:span text:style-name="T10">เขียนโดย</text:span></text:p>
            <text:p text:style-name="P5"><text:span text:style-name="T10">RouEmpire</text:span></text:p>
          </draw:text-box>
        </draw:frame>
        <draw:g>
          <draw:frame draw:style-name="gr5" draw:text-style-name="P7" draw:layer="layout" svg:width="7.62cm" svg:height="1.31cm" svg:x="3.81cm" svg:y="7.302cm">
            <draw:text-box>
              <text:p text:style-name="P2"><text:span text:style-name="T11">เข้าใจง่าย รวดเร็ว</text:span></text:p>
            </draw:text-box>
          </draw:frame>
          <draw:frame draw:style-name="gr5" draw:text-style-name="P7" draw:layer="layout" svg:width="7.62cm" svg:height="1.31cm" svg:x="3.81cm" svg:y="8.85cm">
            <draw:text-box>
              <text:p text:style-name="P2"><text:span text:style-name="T11">นำไปต่อยอดได้</text:span></text:p>
            </draw:text-box>
          </draw:frame>
        </draw:g>
        <draw:frame draw:style-name="gr6" draw:text-style-name="P8" draw:layer="layout" svg:width="3.175cm" svg:height="4.443cm" svg:x="0.635cm" svg:y="0.319cm">
          <draw:image xlink:href="Pictures/100016BA00006775000090CC1F8A6CCAD966B05C.svg" xlink:type="simple" xlink:show="embed" xlink:actuate="onLoad" draw:mime-type="image/svg+xml">
            <text:p/>
          </draw:image>
          <draw:image xlink:href="Pictures/100000010000025600000345D58543C028C0CEAC.png" xlink:type="simple" xlink:show="embed" xlink:actuate="onLoad" draw:mime-type="image/png"/>
        </draw:frame>
        <draw:g>
          <draw:g>
            <draw:frame draw:style-name="gr7" draw:text-style-name="P9" draw:layer="layout" svg:width="5.08cm" svg:height="0.922cm" svg:x="3.175cm" svg:y="1.587cm">
              <draw:text-box>
                <text:p text:style-name="P2"><text:span text:style-name="T12">H</text:span><text:span text:style-name="T13">yper </text:span><text:span text:style-name="T12">T</text:span><text:span text:style-name="T13">ext</text:span></text:p>
              </draw:text-box>
            </draw:frame>
            <draw:frame draw:style-name="gr8" draw:text-style-name="P9" draw:layer="layout" svg:width="5.08cm" svg:height="0.922cm" svg:x="3.175cm" svg:y="2.254cm">
              <draw:text-box>
                <text:p text:style-name="P2"><text:span text:style-name="T12">M</text:span><text:span text:style-name="T13">arkup</text:span></text:p>
              </draw:text-box>
            </draw:frame>
            <draw:frame draw:style-name="gr8" draw:text-style-name="P9" draw:layer="layout" svg:width="5.08cm" svg:height="0.922cm" svg:x="3.175cm" svg:y="2.887cm">
              <draw:text-box>
                <text:p text:style-name="P2"><text:span text:style-name="T12">L</text:span><text:span text:style-name="T13">anguege</text:span></text:p>
              </draw:text-box>
            </draw:frame>
          </draw:g>
        </draw:g>
        <draw:frame draw:style-name="gr6" draw:text-style-name="P8" draw:layer="layout" svg:width="6.227cm" svg:height="6.227cm" svg:x="-0.317cm" svg:y="15.68cm">
          <draw:image xlink:href="Pictures/10000A5200006775000067750E44847CF937B5D3.svg" xlink:type="simple" xlink:show="embed" xlink:actuate="onLoad" draw:mime-type="image/svg+xml">
            <text:p/>
          </draw:image>
          <draw:image xlink:href="Pictures/10000001000002C3000002C3D8FC0E163EC94C5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70224" draw:end-color="#44475a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70224" draw:end-color="#44475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4-05-07T23:47:06.551616983</dc:date>
    <meta:editing-duration>PT6H12M11S</meta:editing-duration>
    <meta:editing-cycles>14</meta:editing-cycles>
    <meta:generator>LibreOffice/7.3.7.2$Linux_X86_64 LibreOffice_project/30$Build-2</meta:generator>
    <meta:print-date>2023-11-25T19:21:51.264781717</meta:print-date>
    <meta:printed-by>PDF files</meta:printed-by>
    <meta:document-statistic meta:object-count="14"/>
  </office:meta>
</office:document-meta>
</file>